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N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28458" officeooo:paragraph-rsid="00028458"/>
    </style:style>
    <style:style style:name="P2" style:family="paragraph" style:parent-style-name="Standard">
      <style:text-properties officeooo:paragraph-rsid="0003414a"/>
    </style:style>
    <style:style style:name="P3" style:family="paragraph" style:parent-style-name="Standard">
      <style:text-properties officeooo:paragraph-rsid="0005013e"/>
    </style:style>
    <style:style style:name="P4" style:family="paragraph" style:parent-style-name="Standard">
      <style:text-properties officeooo:paragraph-rsid="000a9b8c"/>
    </style:style>
    <style:style style:name="P5" style:family="paragraph" style:parent-style-name="Text_20_body">
      <style:text-properties fo:font-size="16pt" style:font-size-asian="16pt" style:font-size-complex="16pt"/>
    </style:style>
    <style:style style:name="T1" style:family="text">
      <style:text-properties officeooo:rsid="0005a9c7"/>
    </style:style>
    <style:style style:name="T2" style:family="text">
      <style:text-properties officeooo:rsid="00079f70"/>
    </style:style>
    <style:style style:name="T3" style:family="text">
      <style:text-properties officeooo:rsid="0008b982"/>
    </style:style>
    <style:style style:name="T4" style:family="text">
      <style:text-properties officeooo:rsid="000a9b8c"/>
    </style:style>
    <style:style style:name="T5" style:family="text">
      <style:text-properties officeooo:rsid="000bf125"/>
    </style:style>
    <style:style style:name="T6" style:family="text">
      <style:text-properties officeooo:rsid="000d04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umban-menetelmän käyttö ketterässä ohjelmistokehityksessä</text:p>
      <text:p text:style-name="Standard"/>
      <text:p text:style-name="Standard"/>
      <text:p text:style-name="P2">Ketterien menetelmien periaatteisiin kuuluvat yksilöiden arvostaminen, asiakasyhteistyö ja muutokseen reagointi. Ne kehitettiin vaihtoehdoksi perinteisille dokumentaatiokeskeisille sekä raskasrakenteisille tavoille tuottaa ohjelmistoa. <text:span text:style-name="T1">Menetelmässä arvostetaan </text:span>jatkuvaa uusien toimivien julkaisujen tuottamista tihein väliajoin, <text:span text:style-name="T1">joka </text:span>vähentää raskasta dokumentaatiota.</text:p>
      <text:p text:style-name="P4">Ketterän ohjelmistokehityksen suosio ohjelmistotuotannossa on kasvanut huomattavasti 2000-luvun alussa. Samaan aikaan perinteisempien menetelmien, kuten Vesiputousmallin suosio on laskussa. </text:p>
      <text:p text:style-name="P2"/>
      <text:p text:style-name="P2">Scrum on iteratiivinen ja inkrementaalinen menetelmä, <text:span text:style-name="T6">eli </text:span>prosessi etenee kiinteän pituisissa osissa eli iteraatioissa. Jokainen sprintti alkaa kehitysryhmän ja asiakkaan välisellä tapaamisella, <text:span text:style-name="T4">jossa </text:span>so<text:span text:style-name="T4">vitaan</text:span> mitkä toiminnot kehitysryhmä toteuttaa seuraavan <text:span text:style-name="T5">sprintin</text:span> aikana.</text:p>
      <text:p text:style-name="P2">Scrum-ohjelmistotuotantomenetelmän tutkimus- ja kehitystyö sai alkunsa 1990-luvun alussa. Kehity<text:span text:style-name="T3">kseen vaikutti kokemus, että</text:span> perinteisen ohjelmistokehityksen menetelmien noudattaminen oli tietyissä projekteissa osoittautunut hankalaksi, jopa mahdottomaksi.</text:p>
      <text:p text:style-name="P2"/>
      <text:p text:style-name="P2">Alunperin Kanbania käytettiin tuotantomenetelmänä Toyotan autotehtailla 1950-luvun alussa.</text:p>
      <text:p text:style-name="P2">Kanban ohjaa kehitysryhmää visualisoimaan työnkulkua, rajoittamaan keskeneräisen työn määrää ja jatkuvasti kehittämään käytänteitään. Kanban kannustaa kehitysryhmää laatimaan tilannekohtaisia ratkaisuja prosessiin sen sijaan, että se kannustaisi seuraamaan tarkasti tiettyä prosessia. Projektia ei jaeta iteraatioihin, vaan kehitysryhmä voi itse päättää milloin suunnitella tuotetta, keskustella prosessin kehittämisestä ja julkaista tuotteen valmiit toiminnot. Työnkulun visualisointi on Kanbanissa tärkeää. Visualisoinnin keskeisessä osassa on kanban-taulu, joka sisältää kehitysryhmän tehtävät</text:p>
      <text:p text:style-name="P2"/>
      <text:p text:style-name="P2">Scrumban on ketterän ohjelmistokehityksen menetelmä, joka yhdistää Scrumin ja Kanbanin piirteitä. Scrumban soveltuu prosesseihin, jotka ovat arvaamattomia ja nopeasti muuttuvia. Nopeasti vaihtuvat vaatimukset tuottavat vaikeuksia Scrumin aikarajoitteisten iteraatioiden noudattamisessa, mutta toisaalta Kanban antaa kehitysryhmälle liikaa vapauksia. Scrum ja Kanban noudattavat ketterää- sekä Lean-ajattelutapaa, jonka tärkein arvo on turhan työn minimointi prosessissa. Molemmat menetelmät korostavat nopeaa muutoksen vastaamista, joka on yksi ketterien menetelmien kulmakivistä.</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N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8458" officeooo:paragraph-rsid="000284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eini Haatanen</text:p>
        <text:p text:style-name="MP1">014195503<text:tab/>6.5.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4:49:42.357039711</meta:creation-date>
    <dc:date>2016-05-06T15:06:22.918965467</dc:date>
    <meta:editing-duration>PT13M7S</meta:editing-duration>
    <meta:editing-cycles>14</meta:editing-cycles>
    <meta:generator>LibreOffice/4.2.8.2$Linux_X86_64 LibreOffice_project/420m0$Build-2</meta:generator>
    <meta:document-statistic meta:table-count="0" meta:image-count="0" meta:object-count="0" meta:page-count="1" meta:paragraph-count="10" meta:word-count="247" meta:character-count="2447" meta:non-whitespace-character-count="2447"/>
  </office:meta>
</office:document-meta>
</file>